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aTypes" style:family="table">
      <style:table-properties style:width="6.25in" style:rel-width="100%" table:align="left" fo:background-color="transparent" fo:keep-with-next="always" style:may-break-between-rows="false">
        <style:background-image/>
      </style:table-properties>
    </style:style>
    <style:style style:name="DataTypes.A" style:family="table-column">
      <style:table-column-properties style:column-width="3.1243in" style:rel-column-width="4499*"/>
    </style:style>
    <style:style style:name="DataTypes.B" style:family="table-column">
      <style:table-column-properties style:column-width="3.1257in" style:rel-column-width="4501*"/>
    </style:style>
    <style:style style:name="DataTypes.1" style:family="table-row">
      <style:table-row-properties fo:background-color="transparent">
        <style:background-image/>
      </style:table-row-properties>
    </style:style>
    <style:style style:name="DataTypes.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DataTypes.B1" style:family="table-cell">
      <style:table-cell-properties fo:background-color="#b2b2b2" fo:padding="0.0382in" fo:border="0.5pt solid #000000" style:writing-mode="page">
        <style:background-image/>
      </style:table-cell-properties>
    </style:style>
    <style:style style:name="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ataTyp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 style:family="table">
      <style:table-properties style:width="6.25in" table:align="margins" fo:background-color="transparent" fo:keep-with-next="always" style:may-break-between-rows="true" table:border-model="collapsing">
        <style:background-image/>
      </style:table-properties>
    </style:style>
    <style:style style:name="DimStatement.A" style:family="table-column">
      <style:table-column-properties style:column-width="3.1243in" style:rel-column-width="32760*"/>
    </style:style>
    <style:style style:name="DimStatement.B" style:family="table-column">
      <style:table-column-properties style:column-width="3.1257in" style:rel-column-width="32775*"/>
    </style:style>
    <style:style style:name="DimStatement.1" style:family="table-row">
      <style:table-row-properties fo:background-color="transparent" fo:keep-together="auto">
        <style:background-image/>
      </style:table-row-properties>
    </style:style>
    <style:style style:name="DimStatement.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DimStatement.B1" style:family="table-cell">
      <style:table-cell-properties fo:background-color="#cccccc" fo:padding="0in" fo:border="0.75pt solid #000000" style:writing-mode="page">
        <style:background-image/>
      </style:table-cell-properties>
    </style:style>
    <style:style style:name="DimStatement.A2" style:family="table-cell">
      <style:table-cell-properties fo:background-color="transparent" fo:padding="0in" fo:border-left="0.75pt solid #000000" fo:border-right="0.75pt solid #b2b2b2" fo:border-top="none" fo:border-bottom="0.75pt solid #000000" style:writing-mode="page">
        <style:background-image/>
      </style:table-cell-properties>
    </style:style>
    <style:style style:name="DimStatement.B2" style:family="table-cell">
      <style:table-cell-properties fo:background-color="transparent" fo:padding="0in" fo:border-left="0.75pt solid #000000" fo:border-right="0.75pt solid #000000" fo:border-top="none" fo:border-bottom="0.75pt solid #000000" style:writing-mode="page">
        <style:background-image/>
      </style:table-cell-properties>
    </style:style>
    <style:style style:name="DimStatement.5" style:family="table-row">
      <style:table-row-properties style:min-row-height="0.3333in"/>
    </style:style>
    <style:style style:name="DimStatement.A5"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DimStatement.B5" style:family="table-cell">
      <style:table-cell-properties fo:background-color="transparent" fo:padding="0in" fo:border-left="0.75pt solid #000000" fo:border-right="0.75pt solid #000000" fo:border-top="1.1pt double-thin #000000" fo:border-bottom="0.75pt solid #000000" style:writing-mode="page">
        <style:background-image/>
      </style:table-cell-properties>
    </style:style>
    <style:style style:name="Variablescoptypes" style:family="table">
      <style:table-properties style:width="6.25in" table:align="margins"/>
    </style:style>
    <style:style style:name="Variablescoptypes.A" style:family="table-column">
      <style:table-column-properties style:column-width="1.3125in" style:rel-column-width="13762*"/>
    </style:style>
    <style:style style:name="Variablescoptypes.B" style:family="table-column">
      <style:table-column-properties style:column-width="2.6875in" style:rel-column-width="28180*"/>
    </style:style>
    <style:style style:name="Variablescoptypes.C" style:family="table-column">
      <style:table-column-properties style:column-width="2.25in" style:rel-column-width="23593*"/>
    </style:style>
    <style:style style:name="Variablescoptypes.A1" style:family="table-cell">
      <style:table-cell-properties fo:padding="0.0382in" fo:border-left="0.05pt solid #000000" fo:border-right="none" fo:border-top="0.05pt solid #000000" fo:border-bottom="0.05pt solid #000000"/>
    </style:style>
    <style:style style:name="Variablescoptypes.C1" style:family="table-cell">
      <style:table-cell-properties fo:padding="0.0382in" fo:border="0.05pt solid #000000"/>
    </style:style>
    <style:style style:name="Variablescoptypes.A2" style:family="table-cell">
      <style:table-cell-properties fo:padding="0.0382in" fo:border-left="0.05pt solid #000000" fo:border-right="none" fo:border-top="none" fo:border-bottom="0.05pt solid #000000"/>
    </style:style>
    <style:style style:name="Variablescoptyp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d91b1"/>
    </style:style>
    <style:style style:name="P2" style:family="paragraph" style:parent-style-name="Standard">
      <style:text-properties officeooo:rsid="004f499d" officeooo:paragraph-rsid="004f499d"/>
    </style:style>
    <style:style style:name="P3" style:family="paragraph" style:parent-style-name="Standard">
      <style:text-properties officeooo:rsid="004f499d" officeooo:paragraph-rsid="005513d9"/>
    </style:style>
    <style:style style:name="P4" style:family="paragraph" style:parent-style-name="Standard">
      <style:text-properties officeooo:rsid="004f499d" officeooo:paragraph-rsid="00570a8c"/>
    </style:style>
    <style:style style:name="P5" style:family="paragraph" style:parent-style-name="Standard">
      <style:paragraph-properties fo:text-align="start" style:justify-single-word="false"/>
      <style:text-properties officeooo:rsid="0050d9af" officeooo:paragraph-rsid="0050d9af"/>
    </style:style>
    <style:style style:name="P6" style:family="paragraph" style:parent-style-name="Standard">
      <style:text-properties officeooo:paragraph-rsid="0050d9af"/>
    </style:style>
    <style:style style:name="P7" style:family="paragraph" style:parent-style-name="Standard">
      <style:text-properties officeooo:paragraph-rsid="00510dd0"/>
    </style:style>
    <style:style style:name="P8" style:family="paragraph" style:parent-style-name="Standard">
      <style:paragraph-properties fo:text-align="start" style:justify-single-word="false"/>
    </style:style>
    <style:style style:name="P9" style:family="paragraph" style:parent-style-name="Standard">
      <style:text-properties officeooo:rsid="00541fe6" officeooo:paragraph-rsid="00541fe6"/>
    </style:style>
    <style:style style:name="P10" style:family="paragraph" style:parent-style-name="Standard">
      <style:text-properties officeooo:paragraph-rsid="00541fe6"/>
    </style:style>
    <style:style style:name="P11" style:family="paragraph" style:parent-style-name="Standard">
      <style:text-properties officeooo:rsid="00570a8c" officeooo:paragraph-rsid="00570a8c"/>
    </style:style>
    <style:style style:name="P12" style:family="paragraph" style:parent-style-name="Standard">
      <style:text-properties officeooo:paragraph-rsid="00570a8c"/>
    </style:style>
    <style:style style:name="P13" style:family="paragraph" style:parent-style-name="Standard">
      <style:text-properties officeooo:paragraph-rsid="004f499d"/>
    </style:style>
    <style:style style:name="P14" style:family="paragraph" style:parent-style-name="Table">
      <style:paragraph-properties fo:keep-with-next="always"/>
      <style:text-properties officeooo:rsid="004f499d" officeooo:paragraph-rsid="00598aeb"/>
    </style:style>
    <style:style style:name="P15" style:family="paragraph" style:parent-style-name="Text_20_body">
      <style:text-properties officeooo:paragraph-rsid="0057aa94"/>
    </style:style>
    <style:style style:name="P16" style:family="paragraph" style:parent-style-name="Subtitle">
      <style:text-properties officeooo:paragraph-rsid="0057aa94"/>
    </style:style>
    <style:style style:name="P17" style:family="paragraph" style:parent-style-name="Title">
      <style:paragraph-properties fo:break-before="page"/>
    </style:style>
    <style:style style:name="P18" style:family="paragraph" style:parent-style-name="Standard" style:list-style-name="L1"/>
    <style:style style:name="T1" style:family="text">
      <style:text-properties officeooo:rsid="002f1930"/>
    </style:style>
    <style:style style:name="T2" style:family="text">
      <style:text-properties officeooo:rsid="0034b293"/>
    </style:style>
    <style:style style:name="T3" style:family="text">
      <style:text-properties officeooo:rsid="001f73a6"/>
    </style:style>
    <style:style style:name="T4" style:family="text">
      <style:text-properties officeooo:rsid="00206b07"/>
    </style:style>
    <style:style style:name="T5" style:family="text">
      <style:text-properties officeooo:rsid="003b1804"/>
    </style:style>
    <style:style style:name="T6" style:family="text">
      <style:text-properties officeooo:rsid="003c1302"/>
    </style:style>
    <style:style style:name="T7" style:family="text">
      <style:text-properties fo:font-weight="bold" style:font-weight-asian="bold" style:font-weight-complex="bold"/>
    </style:style>
    <style:style style:name="T8" style:family="text">
      <style:text-properties fo:font-weight="bold" fo:background-color="#c0c0c0" loext:char-shading-value="0" style:font-weight-asian="bold" style:font-weight-complex="bold"/>
    </style:style>
    <style:style style:name="T9" style:family="text">
      <style:text-properties officeooo:rsid="003f20e8"/>
    </style:style>
    <style:style style:name="T10" style:family="text">
      <style:text-properties officeooo:rsid="003f218a"/>
    </style:style>
    <style:style style:name="T11" style:family="text">
      <style:text-properties officeooo:rsid="004087c7"/>
    </style:style>
    <style:style style:name="T12" style:family="text">
      <style:text-properties fo:font-size="12pt" fo:font-style="italic" officeooo:rsid="004087c7" style:font-size-asian="12pt" style:font-style-asian="italic" style:font-name-complex="Tahoma1" style:font-size-complex="12pt" style:font-style-complex="italic"/>
    </style:style>
    <style:style style:name="T13" style:family="text">
      <style:text-properties style:font-name="Arial" fo:font-size="12pt" officeooo:rsid="00408d2a" style:font-name-asian="Courier New1" style:font-size-asian="12pt" style:font-name-complex="Courier New1" style:font-size-complex="26pt"/>
    </style:style>
    <style:style style:name="T14" style:family="text">
      <style:text-properties officeooo:rsid="00476861"/>
    </style:style>
    <style:style style:name="T15" style:family="text">
      <style:text-properties officeooo:rsid="004948f6"/>
    </style:style>
    <style:style style:name="T16" style:family="text">
      <style:text-properties officeooo:rsid="004cf9f2"/>
    </style:style>
    <style:style style:name="T17" style:family="text">
      <style:text-properties officeooo:rsid="004e3b38"/>
    </style:style>
    <style:style style:name="T18" style:family="text">
      <style:text-properties officeooo:rsid="004f499d"/>
    </style:style>
    <style:style style:name="T19" style:family="text">
      <style:text-properties officeooo:rsid="004fe68f"/>
    </style:style>
    <style:style style:name="T20" style:family="text">
      <style:text-properties officeooo:rsid="0050d9af"/>
    </style:style>
    <style:style style:name="T21" style:family="text">
      <style:text-properties officeooo:rsid="00510dd0"/>
    </style:style>
    <style:style style:name="T22" style:family="text">
      <style:text-properties officeooo:rsid="00541fe6"/>
    </style:style>
    <style:style style:name="T23" style:family="text">
      <style:text-properties officeooo:rsid="005513d9"/>
    </style:style>
    <style:style style:name="T24" style:family="text">
      <style:text-properties officeooo:rsid="00570a8c"/>
    </style:style>
    <style:style style:name="T25" style:family="text">
      <style:text-properties officeooo:rsid="00598a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Title">Section 1</text:p>
      <text:p text:style-name="Subtitle">Introduction to FreeBasic</text:p>
      <text:p text:style-name="Subtitle"/>
      <text:p text:style-name="P17">Chapter 1</text:p>
      <text:p text:style-name="P16">FreeBASIC Data Types</text:p>
      <text:p text:style-name="P15"/>
      <text:h text:style-name="Heading_20_1" text:outline-level="1">Introduction to Data <text:span text:style-name="T2">T</text:span>ypes</text:h>
      <text:p text:style-name="Standard"/>
      <text:p text:style-name="Standard">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ext:span text:style-name="T16">This kind</text:span> of intermittent errors <text:span text:style-name="T16">is</text:span> difficult to find and fix. Knowing the kind, size and limits of the data types will help keep these kinds of errors to a minimum. </text:p>
      <text:p text:style-name="Standard"/>
      <text:p text:style-name="Standard">FreeBASIC has all the standard data types that you would expect for a Basic compiler, as well as pointers which you usually only find in lower-level languages such as C. Table <text:span text:style-name="T1">xx</text:span> lists <text:s/>the <text:span text:style-name="T1">basic different </text:span>data types that FreeBASIC supports. <text:s/><text:span text:style-name="T1">Each Data type will be examined more in depth in the their own chapter. <text:s/></text:span></text:p>
      <text:p text:style-name="Standard"/>
      <text:p text:style-name="Standard"/>
      <table:table table:name="DataTypes" table:style-name="DataTypes">
        <table:table-column table:style-name="DataTypes.A"/>
        <table:table-column table:style-name="DataTypes.B"/>
        <table:table-header-rows>
          <table:table-row table:style-name="DataTypes.1">
            <table:table-cell table:style-name="DataTypes.A1" office:value-type="string">
              <text:p text:style-name="Standard">Datatype</text:p>
            </table:table-cell>
            <table:table-cell table:style-name="DataTypes.B1" office:value-type="string">
              <text:p text:style-name="Standard">Description</text:p>
            </table:table-cell>
          </table:table-row>
        </table:table-header-rows>
        <table:table-row>
          <table:table-cell table:style-name="DataTypes.A2" office:value-type="string">
            <text:p text:style-name="Standard">Numeric </text:p>
          </table:table-cell>
          <table:table-cell table:style-name="DataTypes.B2" office:value-type="string">
            <text:p text:style-name="Standard">Includes both singed and unsigned floating point <text:span text:style-name="T1">numbers </text:span><text:s/>and integers. <text:s/></text:p>
          </table:table-cell>
        </table:table-row>
        <table:table-row>
          <table:table-cell table:style-name="DataTypes.A2" office:value-type="string">
            <text:p text:style-name="Standard">String</text:p>
          </table:table-cell>
          <table:table-cell table:style-name="DataTypes.B2" office:value-type="string">
            <text:p text:style-name="Standard">Includes fixed-length and dynamic strings. <text:s/>Also includes NULL terminated strings.</text:p>
          </table:table-cell>
        </table:table-row>
        <table:table-row>
          <table:table-cell table:style-name="DataTypes.A2" office:value-type="string">
            <text:p text:style-name="Standard">Pointers</text:p>
          </table:table-cell>
          <table:table-cell table:style-name="DataTypes.B2" office:value-type="string">
            <text:p text:style-name="Standard"><text:span text:style-name="T1">A</text:span> pointer contains the memory address of data.</text:p>
          </table:table-cell>
        </table:table-row>
        <table:table-row>
          <table:table-cell table:style-name="DataTypes.A2" office:value-type="string">
            <text:p text:style-name="Standard">Arrays</text:p>
          </table:table-cell>
          <table:table-cell table:style-name="DataTypes.B2" office:value-type="string">
            <text:p text:style-name="Standard">Arrays are contiguous memory segments of a single or composite data type.</text:p>
          </table:table-cell>
        </table:table-row>
        <table:table-row>
          <table:table-cell table:style-name="DataTypes.A2" office:value-type="string">
            <text:p text:style-name="Standard">Composite </text:p>
          </table:table-cell>
          <table:table-cell table:style-name="DataTypes.B2" office:value-type="string">
            <text:p text:style-name="Standard">A user defined data type based on other data types. </text:p>
          </table:table-cell>
        </table:table-row>
      </table:table>
      <text:p text:style-name="Text">Table <text:sequence text:ref-name="refTable0" text:name="Table" text:formula="ooow:Table+1" style:num-format="1">1</text:sequence>.<text:span text:style-name="T11">1</text:span>: FreeBASIC Data Types</text:p>
      <text:p text:style-name="Standard"/>
      <text:h text:style-name="Heading_20_2" text:outline-level="2"><text:soft-page-break/>Variables</text:h>
      <text:p text:style-name="P9"/>
      <text:p text:style-name="P10">Variables are name<text:span text:style-name="T22">s</text:span> which can be manipulated. They are declared and referenced using <text:span text:style-name="T22">the Dim statement. <text:s text:c="2"/>A variable is a name composed of letters, numbers or the underscore character such as MyInteger, or MyInteger2. There are rules for variable naming that you must keep in mind. </text:span></text:p>
      <text:p text:style-name="P9"/>
      <text:list xml:id="list938829360" text:style-name="L1">
        <text:list-item>
          <text:p text:style-name="P18">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18"/>
        </text:list-item>
        <text:list-item>
          <text:p text:style-name="P18">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18"/>
        </text:list-item>
        <text:list-item>
          <text:p text:style-name="P18">Numbers can be used in a variable name, but cannot be the first character. MyVar1 is legal, but 1MyVar will generate a compiler error. </text:p>
          <text:p text:style-name="P18"/>
        </text:list-item>
      </text:list>
      <text:p text:style-name="P1">To create a variable, it first must be defined. <text:s text:c="2"/><text:span text:style-name="T22">A</text:span>ll variables must be dimensioned before they can be used. <text:s/></text:p>
      <text:p text:style-name="P1"><text:s/></text:p>
      <text:h text:style-name="Heading_20_2" text:outline-level="2">The Dim Statement </text:h>
      <text:p text:style-name="Standard"/>
      <text:p text:style-name="Standard"><text:span text:style-name="T3">T</text:span>o <text:s/>declare variables in your program, <text:span text:style-name="T3">you </text:span>us<text:span text:style-name="T3">e</text:span> the Dim statement. The Dim statement instructs the compiler to set aside some memory for a variable of a particular data type. For example, the statement <text:span text:style-name="T7">Dim myInteger as Integer</text:span> instructs the compiler to set aside 4 byes of storage. Whenever you manipulate myInteger in a program, the compiler will manipulate the data at the memory location set aside. Just as with variable names, there are some rules for the use of Dim as well. <text:span text:style-name="T17">T</text:span><text:span text:style-name="T14">he table below shows the </text:span><text:span text:style-name="T18">four</text:span><text:span text:style-name="T14"> basic forms of the DIM statement. <text:s text:c="3"/></text:span></text:p>
      <text:p text:style-name="Standard"/>
      <table:table table:name="DimStatement" table:style-name="DimStatement" table:template-name="Financial">
        <table:table-column table:style-name="DimStatement.A"/>
        <table:table-column table:style-name="DimStatement.B"/>
        <table:table-header-rows>
          <text:soft-page-break/>
          <table:table-row table:style-name="DimStatement.1">
            <table:table-cell table:style-name="DimStatement.A1" office:value-type="string">
              <text:p text:style-name="Table_20_Heading">Example</text:p>
            </table:table-cell>
            <table:table-cell table:style-name="DimStatement.B1" office:value-type="string">
              <text:p text:style-name="Table_20_Heading">Discription</text:p>
            </table:table-cell>
          </table:table-row>
        </table:table-header-rows>
        <table:table-row>
          <table:table-cell table:style-name="DimStatement.A2" office:value-type="string">
            <text:p text:style-name="P8">Dim myVar As {Data Type}</text:p>
            <text:p text:style-name="P5">Dim myVar As {Data Type}, myVar2 As {Data Type}, …</text:p>
          </table:table-cell>
          <table:table-cell table:style-name="DimStatement.B2" office:value-type="string">
            <text:p text:style-name="P8">This will create <text:span text:style-name="T23">one or more</text:span> variable<text:span text:style-name="T23">s</text:span> of the given DataType.</text:p>
          </table:table-cell>
        </table:table-row>
        <table:table-row>
          <table:table-cell table:style-name="DimStatement.A2" office:value-type="string">
            <text:p text:style-name="P8">Dim As {Data Type} myVar, myVar2, ... </text:p>
            <text:p text:style-name="P5"/>
          </table:table-cell>
          <table:table-cell table:style-name="DimStatement.B2" office:value-type="string">
            <text:p text:style-name="P8">This will create two or more variables of the <text:span text:style-name="T23">same </text:span><text:s/>Datatype.</text:p>
          </table:table-cell>
        </table:table-row>
        <table:table-row>
          <table:table-cell table:style-name="DimStatement.A2" office:value-type="string">
            <text:p text:style-name="P8">Dim myVar As {DataType} = <text:span text:style-name="T17">{Value}</text:span></text:p>
          </table:table-cell>
          <table:table-cell table:style-name="DimStatement.B2" office:value-type="string">
            <text:p text:style-name="P8">This will create a variable of the given DataType and set the value </text:p>
          </table:table-cell>
        </table:table-row>
        <table:table-row table:style-name="DimStatement.5">
          <table:table-cell table:style-name="DimStatement.A5" office:value-type="string">
            <text:p text:style-name="P8">Dim myVar as <text:span text:style-name="T23">{DataType}</text:span> <text:span text:style-name="T5">ptr</text:span></text:p>
          </table:table-cell>
          <table:table-cell table:style-name="DimStatement.B5" office:value-type="string">
            <text:p text:style-name="P8">This will create <text:span text:style-name="T5">a pointer to </text:span><text:span text:style-name="T23">a given Datatype</text:span></text:p>
          </table:table-cell>
        </table:table-row>
      </table:table>
      <text:p text:style-name="Standard">Table <text:span text:style-name="T12">1.2</text:span>: Dim <text:span text:style-name="T11">Statement</text:span></text:p>
      <text:p text:style-name="Standard"/>
      <text:p text:style-name="caution"><text:span text:style-name="T8">Caution:</text:span><text:span text:style-name="T7"> Dim myVar, myVar2 As Double</text:span>. This may look like it creates two double-type variables, however myVar will not be defined and will result in compilation errors. Use rule 2 if you want to create multiple variables of the same type. </text:p>
      <text:p text:style-name="P2"/>
      <text:h text:style-name="Heading_20_2" text:outline-level="2"><text:span text:style-name="T23">Brief</text:span><text:span text:style-name="T20"> </text:span>Introduction to Variable Scope. </text:h>
      <text:p text:style-name="P2"/>
      <text:p text:style-name="P2">When a variable is created, <text:span text:style-name="T19">you can define </text:span>how it can be accessed. This is called Variable Scope. Variable scope refers to how and when a variable can be accessed. Or in other words it’s visibility to the rest of the program. <text:s/><text:span text:style-name="T20">When a variable is defined</text:span> <text:span text:style-name="T20">it can be modified by using </text:span><text:span text:style-name="T21">the</text:span><text:span text:style-name="T20"> following keywords.</text:span></text:p>
      <text:p text:style-name="P13"/>
      <table:table table:name="Variablescoptypes" table:style-name="Variablescoptypes">
        <table:table-column table:style-name="Variablescoptypes.A"/>
        <table:table-column table:style-name="Variablescoptypes.B"/>
        <table:table-column table:style-name="Variablescoptypes.C"/>
        <table:table-row>
          <table:table-cell table:style-name="Variablescoptypes.A1" office:value-type="string">
            <text:p text:style-name="Table_20_Heading">Keyword</text:p>
          </table:table-cell>
          <table:table-cell table:style-name="Variablescoptypes.A1" office:value-type="string">
            <text:p text:style-name="Table_20_Heading">Example </text:p>
          </table:table-cell>
          <table:table-cell table:style-name="Variablescoptypes.C1" office:value-type="string">
            <text:p text:style-name="Table_20_Heading">Description</text:p>
          </table:table-cell>
        </table:table-row>
        <table:table-row>
          <table:table-cell table:style-name="Variablescoptypes.A2" office:value-type="string">
            <text:p text:style-name="P6">Shared</text:p>
          </table:table-cell>
          <table:table-cell table:style-name="Variablescoptypes.A2" office:value-type="string">
            <text:p text:style-name="Standard">Dim Shared <text:span text:style-name="T20">myVar</text:span> As {Data Type}</text:p>
          </table:table-cell>
          <table:table-cell table:style-name="Variablescoptypes.C2" office:value-type="string">
            <text:p text:style-name="P7">can be accessed anywhere within the program’s current module</text:p>
          </table:table-cell>
        </table:table-row>
        <table:table-row>
          <table:table-cell table:style-name="Variablescoptypes.A2" office:value-type="string">
            <text:p text:style-name="P6">Static</text:p>
          </table:table-cell>
          <table:table-cell table:style-name="Variablescoptypes.A2" office:value-type="string">
            <text:p text:style-name="P6">Dim Static myVar As {Data Type}</text:p>
          </table:table-cell>
          <table:table-cell table:style-name="Variablescoptypes.C2" office:value-type="string">
            <text:p text:style-name="P7">Static variables are used within subroutines and functions and retain their values between calls.</text:p>
          </table:table-cell>
        </table:table-row>
        <table:table-row>
          <table:table-cell table:style-name="Variablescoptypes.A2" office:value-type="string">
            <text:p text:style-name="P6">Common</text:p>
          </table:table-cell>
          <table:table-cell table:style-name="Variablescoptypes.A2" office:value-type="string">
            <text:p text:style-name="P6">Dim Common myVar As {Data Type}</text:p>
          </table:table-cell>
          <table:table-cell table:style-name="Variablescoptypes.C2" office:value-type="string">
            <text:p text:style-name="P7"><text:s/>shared between multiple code modules.</text:p>
          </table:table-cell>
        </table:table-row>
        <table:table-row>
          <table:table-cell table:style-name="Variablescoptypes.A2" office:value-type="string">
            <text:p text:style-name="P6">Exter<text:span text:style-name="T10">n</text:span> and Import</text:p>
          </table:table-cell>
          <table:table-cell table:style-name="Variablescoptypes.A2" office:value-type="string">
            <text:p text:style-name="P6">Dim Exter<text:span text:style-name="T10">n </text:span>myVar As {Data Type}</text:p>
            <text:p text:style-name="P6">Dim Import myVar As {Data Type}</text:p>
          </table:table-cell>
          <table:table-cell table:style-name="Variablescoptypes.C2" office:value-type="string">
            <text:p text:style-name="P7">used when creating DLL's</text:p>
          </table:table-cell>
        </table:table-row>
      </table:table>
      <text:p text:style-name="P2"/>
      <text:p text:style-name="P14"><text:soft-page-break/>Table <text:span text:style-name="T25">1.3</text:span>: Variable Scope Types</text:p>
      <text:p text:style-name="P3"/>
      <text:p text:style-name="P11">The above modifiers define where a variable can be accessed. <text:s/>Next is a general overview of variable scope. Each of these are discussed in more detail latter in the book. <text:s/></text:p>
      <text:p text:style-name="P4"><text:s/></text:p>
      <text:h text:style-name="Heading_20_3" text:outline-level="3">Shared Variables </text:h>
      <text:p text:style-name="Standard"/>
      <text:p text:style-name="Standard">As you can see in <text:span text:style-name="T13">the table</text:span> above, using the Dim Shared creates a shared variable. This means that any variable you create as Shared can be accessed anywhere within the program’s current module <text:span text:style-name="T24">or .bas file.</text:span> The number of variables in your program (as well as the program itself) is limited only by your available memory, up to 2 gigabytes <text:span text:style-name="T9">for a 32bit system.</text:span> </text:p>
      <text:p text:style-name="Standard"/>
      <text:h text:style-name="Heading_20_3" text:outline-level="3">Static Variables </text:h>
      <text:p text:style-name="Standard"/>
      <text:p text:style-name="P12">Static variables are used within subroutines and functions and retain their values between calls. <text:s text:c="2"/>Static variables can only be defined within a subroutine <text:span text:style-name="T24">or </text:span>function. <text:s/>Variables declared outside of a subroutine or function, that is at the module level, will maintain their values and are static by default. <text:s/><text:span text:style-name="T4">Subroutines </text:span><text:span text:style-name="T14">and Functions </text:span><text:span text:style-name="T4">will be discussed in detail later in this book. </text:span></text:p>
      <text:h text:style-name="Heading_20_3" text:outline-level="3">Common Variables </text:h>
      <text:p text:style-name="Standard"/>
      <text:p text:style-name="Standard">Variables declared as Common can be shared between multiple code modules, that is between multiple .bas files in the same program. Common variables will be discussed in detail later in this book. </text:p>
      <text:p text:style-name="Standard"/>
      <text:h text:style-name="Heading_20_3" text:outline-level="3">Exter<text:span text:style-name="T10">n</text:span> and Import Variables </text:h>
      <text:p text:style-name="Standard">Extern and Import are used when creating DLL's and like Common, are designed to share variables in different modules. Extern and Import <text:span text:style-name="T6">are beyond the scope of the book. More information can be found on the FreeBASIC website. <text:s/></text:span></text:p>
      <text:p text:style-name="Standard"/>
      <text:h text:style-name="Heading_20_2" text:outline-level="2">Which Data Type To Use? </text:h>
      <text:p text:style-name="Standard"/>
      <text:p text:style-name="Standard">There are a number of different data types available, so how do you choose the right data type for any given application? The rule of thumb is to use the largest data type you need to <text:soft-page-break/>hold the expected range of values. This may seem like stating the obvious, but many programs fail because the programmer did not fully understand the range of data in their program. When you cr<text:span text:style-name="T14">e</text:span>ate a program, you should map out not only the logic of the program, but the data associated with each block of logic. When you map out the data ahead of time, you are less likely to run into data-type errors. </text:p>
      <text:p text:style-name="Standard"/>
      <text:p text:style-name="Standard">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 and does so more efficiently, even though you are “wasting” 3 bytes of memory by using an integer for an ASCII code. </text:p>
      <text:p text:style-name="Standard"/>
      <text:p text:style-name="Standard">In most cases an integer is a good general-purpose choice for <text:span text:style-name="T15">numerical </text:span>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Standard"/>
      <text:p text:style-name="Standard">For <text:s/><text:span text:style-name="T6">text </text:span>data you should use a <text:span text:style-name="T6">string or Zstring. <text:s/></text:span>These are only suggestions; what data type you end up using will be dictated by the needs of your program. </text:p>
      <text:p text:style-name="Standard"/>
      <text:p text:style-name="Standard">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false"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2pt" style:font-name-complex="Courier New1"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loext:graphic-properties draw:fill="solid" draw:fill-color="#b2b2b2"/>
      <style:paragraph-properties fo:text-align="center" style:justify-single-word="false" fo:background-color="#b2b2b2"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left="0.99pt solid #000000" fo:border-right="none" fo:border-top="none" fo:border-bottom="none"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onventions Used in the Book </dc:title>
    <meta:editing-duration>PT5H59M29S</meta:editing-duration>
    <meta:editing-cycles>26</meta:editing-cycles>
    <meta:generator>LibreOffice/6.4.5.2$Linux_X86_64 LibreOffice_project/40$Build-2</meta:generator>
    <meta:creation-date>2019-04-18T17:20:58.398721942</meta:creation-date>
    <dc:date>2020-08-24T18:09:08.131671845</dc:date>
    <dc:creator>Patrick Wilder</dc:creator>
    <meta:document-statistic meta:table-count="3" meta:image-count="0" meta:object-count="0" meta:page-count="6" meta:paragraph-count="81" meta:word-count="1403" meta:character-count="8059" meta:non-whitespace-character-count="6676"/>
    <meta:template xlink:type="simple" xlink:actuate="onRequest" xlink:title="Conventions Used in the Book " xlink:href="../../templates/sect%20II-Conventions.ott" meta:date="2020-08-23T23:58:46.719000000"/>
  </office:meta>
</office:document-meta>
</file>